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8.169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3.56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Faculty name Abhishek Da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<text:a xlink:href="http://Sr.No/" xlink:type="simple">Sr.No</text:a></text:p>
          </table:table-cell>
          <table:table-cell table:style-name="ce2" office:value-type="string" calcext:value-type="string">
            <text:p>Pgm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CX</text:p>
          </table:table-cell>
          <table:table-cell table:style-name="ce2" office:value-type="string" calcext:value-type="string">
            <text:p>Time</text:p>
          </table:table-cell>
          <table:table-cell table:number-columns-repeated="1018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SimpleCalculatorusingswitchStatement.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295" calcext:value-type="float">
            <text:p>0.00029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274" calcext:value-type="float">
            <text:p>0.000274</text:p>
          </table:table-cell>
          <table:table-cell table:number-columns-repeated="1018"/>
        </table:table-row>
        <table:table-row table:style-name="ro5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StoreNumbersandCalculateAverageUsingArray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515" calcext:value-type="float">
            <text:p>0.00051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388" calcext:value-type="float">
            <text:p>0.000388</text:p>
          </table:table-cell>
          <table:table-cell table:number-columns-repeated="1018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ProgramtoAddTwoMatrices.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1225" calcext:value-type="float">
            <text:p>0.00122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1231" calcext:value-type="float">
            <text:p>0.001231</text:p>
          </table:table-cell>
          <table:table-cell table:number-columns-repeated="1018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4SwapNumbersUsingTemporaryVariable.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317" calcext:value-type="float">
            <text:p>0.000317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34" calcext:value-type="float">
            <text:p>0.00034</text:p>
          </table:table-cell>
          <table:table-cell table:number-columns-repeated="1018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5CheckVowelorconsonant.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159" calcext:value-type="float">
            <text:p>0.000159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175" calcext:value-type="float">
            <text:p>0.000175</text:p>
          </table:table-cell>
          <table:table-cell table:number-columns-repeated="1018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6FactorialofaNumber.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14" calcext:value-type="float">
            <text:p>0.00014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147" calcext:value-type="float">
            <text:p>0.000147</text:p>
          </table:table-cell>
          <table:table-cell table:number-columns-repeated="1018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8ProgramtoCheckPalindrome.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185" calcext:value-type="float">
            <text:p>0.00018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185" calcext:value-type="float">
            <text:p>0.000185</text:p>
          </table:table-cell>
          <table:table-cell table:number-columns-repeated="1018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indtheSizeofVariables.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086" calcext:value-type="float">
            <text:p>8.6E-0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089" calcext:value-type="float">
            <text:p>8.9E-05</text:p>
          </table:table-cell>
          <table:table-cell table:number-columns-repeated="1018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rintASCIIValue.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182" calcext:value-type="float">
            <text:p>0.000182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168" calcext:value-type="float">
            <text:p>0.000168</text:p>
          </table:table-cell>
          <table:table-cell table:number-columns-repeated="1018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CopyStringWithoutUsing strcpy.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146" calcext:value-type="float">
            <text:p>0.000146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172" calcext:value-type="float">
            <text:p>0.000172</text:p>
          </table:table-cell>
          <table:table-cell table:number-columns-repeated="1018"/>
        </table:table-row>
        <table:table-row table:style-name="ro5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1StoreNumbersandCalculateAverageUsingArrays.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465" calcext:value-type="float">
            <text:p>0.00046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638" calcext:value-type="float">
            <text:p>0.000638</text:p>
          </table:table-cell>
          <table:table-cell table:number-columns-repeated="1018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3AccessArrayElementsUsingPointers.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586" calcext:value-type="float">
            <text:p>0.000586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56" calcext:value-type="float">
            <text:p>0.00056</text:p>
          </table:table-cell>
          <table:table-cell table:number-columns-repeated="1018"/>
        </table:table-row>
        <table:table-row table:style-name="ro5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4ProgramtoSwapElementsUsingCallbyReference.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22" calcext:value-type="float">
            <text:p>0.00022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204" calcext:value-type="float">
            <text:p>0.000204</text:p>
          </table:table-cell>
          <table:table-cell table:number-columns-repeated="1018"/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5PrimeNumbersBetweenTwoIntegers.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296" calcext:value-type="float">
            <text:p>0.000296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267" calcext:value-type="float">
            <text:p>0.000267</text:p>
          </table:table-cell>
          <table:table-cell table:number-columns-repeated="1018"/>
        </table:table-row>
        <table:table-row table:style-name="ro5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6CProgramtoConvertBinaryNumbertoDecimal.c</text:p>
          </table:table-cell>
          <table:table-cell table:style-name="ce2" office:value-type="string" calcext:value-type="string">
            <text:p>yes</text:p>
          </table:table-cell>
          <table:table-cell table:style-name="ce5"/>
          <table:table-cell table:style-name="ce2" office:value-type="string" calcext:value-type="string">
            <text:p>yes</text:p>
          </table:table-cell>
          <table:table-cell table:style-name="ce2" office:value-type="float" office:value="0.000191" calcext:value-type="float">
            <text:p>0.000191</text:p>
          </table:table-cell>
          <table:table-cell table:number-columns-repeated="1018"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7CheckPrimeandArmstrong.c</text:p>
          </table:table-cell>
          <table:table-cell table:style-name="ce2" office:value-type="string" calcext:value-type="string">
            <text:p>yes</text:p>
          </table:table-cell>
          <table:table-cell table:style-name="ce5"/>
          <table:table-cell table:style-name="ce2" office:value-type="string" calcext:value-type="string">
            <text:p>yes</text:p>
          </table:table-cell>
          <table:table-cell table:style-name="ce2" office:value-type="float" office:value="0.000002" calcext:value-type="float">
            <text:p>2E-06</text:p>
          </table:table-cell>
          <table:table-cell table:number-columns-repeated="1018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8FindtheFrequencyofaCharacter.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276" calcext:value-type="float">
            <text:p>0.000276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279" calcext:value-type="float">
            <text:p>0.000279</text:p>
          </table:table-cell>
          <table:table-cell table:number-columns-repeated="1018"/>
        </table:table-row>
        <table:table-row table:style-name="ro4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9Programtocountvowelsconsonants.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164" calcext:value-type="float">
            <text:p>0.000164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165" calcext:value-type="float">
            <text:p>0.000165</text:p>
          </table:table-cell>
          <table:table-cell table:number-columns-repeated="1018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umofNaturalNumbersUsingRecursion.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19" calcext:value-type="float">
            <text:p>0.00019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144" calcext:value-type="float">
            <text:p>0.000144</text:p>
          </table:table-cell>
          <table:table-cell table:number-columns-repeated="101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Programtocalculatepowerusingrecursion.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265" calcext:value-type="float">
            <text:p>0.00026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244" calcext:value-type="float">
            <text:p>0.000244</text:p>
          </table:table-cell>
          <table:table-cell table:number-columns-repeated="1018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StoreInformationandDisplayitUsingStructure.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442" calcext:value-type="float">
            <text:p>0.000442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461" calcext:value-type="float">
            <text:p>0.000461</text:p>
          </table:table-cell>
          <table:table-cell table:style-name="ce4" table:number-columns-repeated="21"/>
          <table:table-cell table:number-columns-repeated="99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Programtoaddtwodistancesintheinch-feetsystem.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511" calcext:value-type="float">
            <text:p>0.00051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553" calcext:value-type="float">
            <text:p>0.000553</text:p>
          </table:table-cell>
          <table:table-cell table:style-name="ce4" table:number-columns-repeated="21"/>
          <table:table-cell table:number-columns-repeated="99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alculateDifferenceBetweenTwoTimePeriods.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655" calcext:value-type="float">
            <text:p>0.00065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678" calcext:value-type="float">
            <text:p>0.000678</text:p>
          </table:table-cell>
          <table:table-cell table:style-name="ce4" table:number-columns-repeated="6"/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99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Store Informatio inStructureandDisplayit.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124" calcext:value-type="float">
            <text:p>0.00124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1124" calcext:value-type="float">
            <text:p>0.001124</text:p>
          </table:table-cell>
          <table:table-cell table:style-name="ce4" table:number-columns-repeated="6"/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number-columns-repeated="99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Write a Sentence to a File.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411" calcext:value-type="float">
            <text:p>0.00041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426" calcext:value-type="float">
            <text:p>0.000426</text:p>
          </table:table-cell>
          <table:table-cell table:style-name="ce3"/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Programtoreadthefirstlinefromafile.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113" calcext:value-type="float">
            <text:p>0.000113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00101" calcext:value-type="float">
            <text:p>0.000101</text:p>
          </table:table-cell>
          <table:table-cell table:style-name="ce4" table:number-columns-repeated="21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4" table:number-columns-repeated="27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4" table:number-columns-repeated="27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4" table:number-columns-repeated="27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4" table:number-columns-repeated="27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4" table:number-columns-repeated="27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4" table:number-columns-repeated="27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4" table:number-columns-repeated="20"/>
          <table:table-cell table:number-columns-repeated="997"/>
        </table:table-row>
        <table:table-row table:style-name="ro2" table:number-rows-repeated="2">
          <table:table-cell table:style-name="ce4" table:number-columns-repeated="27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4" table:number-columns-repeated="27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4" table:number-columns-repeated="27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4" table:number-columns-repeated="27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4" table:number-columns-repeated="27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4" table:number-columns-repeated="27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4" table:number-columns-repeated="27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4" table:number-columns-repeated="27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4" table:number-columns-repeated="27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4" table:number-columns-repeated="27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4" table:number-columns-repeated="27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4" table:number-columns-repeated="27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4" table:number-columns-repeated="27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4" table:number-columns-repeated="27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4" table:number-columns-repeated="20"/>
          <table:table-cell table:number-columns-repeated="997"/>
        </table:table-row>
        <table:table-row table:style-name="ro2">
          <table:table-cell table:style-name="ce4" table:number-columns-repeated="27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4" table:number-columns-repeated="20"/>
          <table:table-cell table:number-columns-repeated="997"/>
        </table:table-row>
        <table:table-row table:style-name="ro2" table:number-rows-repeated="950">
          <table:table-cell table:style-name="ce4" table:number-columns-repeated="27"/>
          <table:table-cell table:number-columns-repeated="997"/>
        </table:table-row>
        <table:table-row table:style-name="ro2" table:number-rows-repeated="1047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2T11:48:27.327393432</meta:creation-date>
    <dc:date>2022-11-12T11:58:21.511764531</dc:date>
    <meta:editing-duration>PT9M54S</meta:editing-duration>
    <meta:editing-cycles>2</meta:editing-cycles>
    <meta:generator>LibreOffice/6.4.7.2$Linux_X86_64 LibreOffice_project/40$Build-2</meta:generator>
    <meta:document-statistic meta:table-count="1" meta:cell-count="191" meta:object-count="0"/>
  </office:meta>
</office:document-meta>
</file>